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TemplateViewResolver.requiredVie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ViewResolver.instantiate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ViewResolver.ScriptTemplate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ViewResolver.ScriptTemplateViewResolver( String prefix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